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5E8000003E3A45A8A19A39995E8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3.342cm" fo:min-width="3.092cm"/>
      <style:paragraph-properties style:writing-mode="lr-tb"/>
    </style:style>
    <style:style style:name="gr3" style:family="graphic" style:parent-style-name="standard" style:list-style-name="L1">
      <style:graphic-properties draw:fill-color="#b2b2b2" draw:textarea-horizontal-align="justify" draw:textarea-vertical-align="middle" draw:auto-grow-height="false" fo:min-height="3.288cm" fo:min-width="3.038cm"/>
      <style:paragraph-properties style:writing-mode="lr-tb"/>
    </style:style>
    <style:style style:name="gr4" style:family="graphic" style:parent-style-name="standard">
      <style:graphic-properties draw:stroke="none" draw:fill-color="#cccccc" draw:textarea-horizontal-align="justify" draw:textarea-vertical-align="middle" draw:auto-grow-height="false" fo:min-height="3.164cm" fo:min-width="2.914cm"/>
      <style:paragraph-properties style:writing-mode="lr-tb"/>
    </style:style>
    <style:style style:name="gr5" style:family="graphic" style:parent-style-name="standard">
      <style:graphic-properties draw:fill-color="#d62e4e" draw:textarea-horizontal-align="justify" draw:textarea-vertical-align="middle" draw:auto-grow-height="false" fo:min-height="4.322cm" fo:min-width="4.487cm"/>
      <style:paragraph-properties style:writing-mode="lr-tb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  <style:paragraph-properties style:writing-mode="lr-tb"/>
    </style:style>
    <style:style style:name="gr12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  <style:paragraph-properties style:writing-mode="lr-tb"/>
    </style:style>
    <style:style style:name="gr13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gr14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draw:auto-grow-height="true" fo:min-height="1.737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10.316cm" style:use-optimal-column-width="false"/>
    </style:style>
    <style:style style:name="ro1" style:family="table-row">
      <style:table-row-properties style:row-height="1.028cm" style:use-optimal-row-height="false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b2b2b2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text-properties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center" style:writing-mode="lr-tb"/>
      <style:text-properties fo:color="#111111" fo:font-size="18pt" style:font-size-asian="18pt" style:font-size-complex="18pt"/>
    </style:style>
    <style:style style:name="P13" style:family="paragraph">
      <loext:graphic-properties draw:fill-color="#cccccc"/>
      <style:paragraph-properties fo:text-align="center" style:writing-mode="lr-tb"/>
      <style:text-properties fo:color="#111111"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loext:graphic-properties draw:fill-color="#d62e4e"/>
      <style:paragraph-properties fo:text-align="center" style:writing-mode="lr-tb"/>
      <style:text-properties fo:font-size="15pt" style:font-size-asian="15pt" style:font-size-complex="15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111111" fo:font-size="16pt" style:font-size-asian="16pt" style:font-size-complex="16pt"/>
    </style:style>
    <style:style style:name="P18" style:family="paragraph">
      <style:text-properties fo:color="#c9211e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c9211e" fo:font-size="15pt" style:font-size-asian="15pt" style:font-size-complex="15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c7243a"/>
      <style:paragraph-properties fo:text-align="center"/>
      <style:text-properties fo:font-size="22pt" style:font-size-asian="22pt" style:font-size-complex="22pt"/>
    </style:style>
    <style:style style:name="P22" style:family="paragraph">
      <loext:graphic-properties draw:fill="solid" draw:fill-color="#edad0b"/>
      <style:paragraph-properties fo:text-align="center"/>
    </style:style>
    <style:style style:name="P23" style:family="paragraph">
      <loext:graphic-properties draw:fill="solid" draw:fill-color="#009f8c"/>
      <style:paragraph-properties fo:text-align="center"/>
    </style:style>
    <style:style style:name="P24" style:family="paragraph">
      <loext:graphic-properties draw:fill-color="#ffffff"/>
      <style:paragraph-properties style:writing-mode="lr-tb"/>
      <style:text-properties style:font-size-asian="20pt"/>
    </style:style>
    <style:style style:name="P25" style:family="paragraph">
      <loext:graphic-properties draw:fill-color="#ffffff"/>
    </style:style>
    <style:style style:name="T1" style:family="text">
      <style:text-properties style:font-size-asian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111111"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111111" fo:font-size="16pt" style:font-size-asian="16pt" style:font-size-complex="16pt"/>
    </style:style>
    <style:style style:name="T9" style:family="text">
      <style:text-properties fo:color="#c9211e" fo:font-size="15pt" style:font-size-asian="15pt" style:font-size-complex="15pt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提出課題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1">鈴木理也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背景・現状課題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2">・メインテーマ　故障に伴うコストを減らす。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3">原因　異常に事前に気づけずに　　　　　</text:span><text:span text:style-name="T2">原因　代わりが見つからない</text:span></text:p>
                <text:p><text:span text:style-name="T4">Ai</text:span><text:span text:style-name="T4">化すると</text:span></text:p>
                <text:list>
                  <text:list-header>
                    <text:p><text:span text:style-name="T4">　機械が以上を判別して早期発見　　　　　　　　　　　人による異常感知ではない</text:span></text:p>
                  </text:list-header>
                </text:list>
              </text:list-header>
            </text:list>
          </draw:text-box>
        </draw:frame>
        <draw:custom-shape draw:style-name="gr2" draw:text-style-name="P6" draw:layer="layout" svg:width="5.08cm" svg:height="5.08cm" svg:x="14.556cm" svg:y="5.842cm">
          <text:p text:style-name="P5"><text:span text:style-name="T5">ベテラン保全担当者</text:span></text:p>
          <text:p text:style-name="P5"><text:span text:style-name="T5">不足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5.002cm" svg:height="5.002cm" svg:x="4.142cm" svg:y="5.842cm">
          <text:p text:style-name="P7"><text:span text:style-name="T2">オーバーホール</text:span></text:p>
          <text:p text:style-name="P7"><text:span text:style-name="T2">による</text:span></text:p>
          <text:p text:style-name="P7"><text:span text:style-name="T2">高コスト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9" draw:layer="layout" svg:width="25.199cm" svg:height="1.737cm" svg:x="1.4cm" svg:y="1.27cm" presentation:class="title" presentation:placeholder="true" presentation:user-transformed="true">
          <draw:text-box/>
        </draw:frame>
        <draw:frame draw:style-name="standard" draw:layer="layout" svg:width="15.393cm" svg:height="7.195cm" svg:x="11.258cm" svg:y="5.73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異常検知</text:span></text:p>
              </table:table-cell>
              <table:table-cell>
                <text:p text:style-name="P11"><text:span text:style-name="T4">オーバーホール前に発見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異常検知</text:span></text:p>
              </table:table-cell>
              <table:table-cell>
                <text:p text:style-name="P11"><text:span text:style-name="T4">現場での軽微な作業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納期調整</text:span></text:p>
              </table:table-cell>
              <table:table-cell>
                <text:p text:style-name="P11"><text:span text:style-name="T4">早めの機械メーカーへの依頼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 text:style-name="P10"><text:span text:style-name="T4">人材合理化</text:span></text:p>
              </table:table-cell>
              <table:table-cell>
                <text:p text:style-name="P11"><text:span text:style-name="T4">保全担当者不足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4">本来の業務への集中</text:span></text:p>
              </table:table-cell>
              <table:table-cell>
                <text:p text:style-name="P11"><text:span text:style-name="T4">機械オペレーターの故障発見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13" draw:layer="layout" svg:width="4.826cm" svg:height="4.826cm" svg:x="6.12cm" svg:y="4.353cm">
          <text:p text:style-name="P12"><text:span text:style-name="T6">故障箇所、</text:span></text:p>
          <text:p text:style-name="P12"><text:span text:style-name="T6">早期発見</text:span></text:p>
          <text:p text:style-name="P12"><text:span text:style-name="T6">ができな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5" draw:layer="layout" svg:width="4.987cm" svg:height="4.572cm" svg:x="0.601cm" svg:y="4.572cm">
          <text:p text:style-name="P14"><text:span text:style-name="T7">オーバーホール等</text:span></text:p>
          <text:p text:style-name="P14"><text:span text:style-name="T7">高コストの</text:span></text:p>
          <text:p text:style-name="P14"><text:span text:style-name="T7">メンテナンス発生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.645cm" svg:y1="4.209cm" svg:x2="4.185cm" svg:y2="4.209cm">
          <text:p/>
        </draw:line>
        <draw:frame draw:style-name="gr7" draw:text-style-name="P17" draw:layer="layout" svg:width="2.286cm" svg:height="1.27cm" svg:x="2.032cm" svg:y="3.302cm">
          <draw:text-box>
            <text:p><text:span text:style-name="T8">結果</text:span></text:p>
          </draw:text-box>
        </draw:frame>
        <draw:custom-shape draw:style-name="gr5" draw:text-style-name="P15" draw:layer="layout" svg:width="4.987cm" svg:height="4.572cm" svg:x="0.601cm" svg:y="9.398cm">
          <text:p text:style-name="P14"><text:span text:style-name="T7">人材育成の</text:span></text:p>
          <text:p text:style-name="P14"><text:span text:style-name="T7">高コスト化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826cm" svg:height="4.826cm" svg:x="6.096cm" svg:y="9.398cm">
          <text:p text:style-name="P12"><text:span text:style-name="T6">人材が</text:span></text:p>
          <text:p text:style-name="P12"><text:span text:style-name="T6">足りな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3.556cm" svg:height="1.555cm" svg:x="12.155cm" svg:y="4.522cm">
          <draw:text-box>
            <text:p><text:span text:style-name="T8">期待効果</text:span></text:p>
          </draw:text-box>
        </draw:frame>
        <draw:line draw:style-name="gr6" draw:text-style-name="P16" draw:layer="layout" svg:x1="11.938cm" svg:y1="5.334cm" svg:x2="15.3cm" svg:y2="5.334cm">
          <text:p/>
        </draw:line>
        <draw:line draw:style-name="gr6" draw:text-style-name="P16" draw:layer="layout" svg:x1="16.764cm" svg:y1="5.334cm" svg:x2="22.352cm" svg:y2="5.334cm">
          <text:p/>
        </draw:line>
        <draw:frame draw:style-name="gr8" draw:text-style-name="P17" draw:layer="layout" svg:width="3.556cm" svg:height="1.555cm" svg:x="17.018cm" svg:y="4.465cm">
          <draw:text-box>
            <text:p><text:span text:style-name="T8">導入効果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本日のご提案</text:p>
          </draw:text-box>
        </draw:frame>
        <draw:frame draw:style-name="gr9" draw:text-style-name="P16" draw:layer="layout" svg:width="6.078cm" svg:height="3.3cm" svg:x="19.05cm" svg:y="10.16cm">
          <draw:image xlink:href="Pictures/10000201000005E8000003E3A45A8A19A39995E8.png" xlink:type="simple" xlink:show="embed" xlink:actuate="onLoad" loext:mime-type="image/png">
            <text:p/>
          </draw:image>
        </draw:frame>
        <draw:frame draw:style-name="gr10" draw:text-style-name="P19" draw:layer="layout" svg:width="8.636cm" svg:height="0.865cm" svg:x="7.112cm" svg:y="10.668cm">
          <draw:text-box>
            <text:p text:style-name="P18"><text:span text:style-name="T9">AI</text:span><text:span text:style-name="T9">導入後の未来へ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1">AIを導入すると</text:p>
          </draw:text-box>
        </draw:frame>
        <draw:custom-shape draw:style-name="gr11" draw:text-style-name="P21" draw:layer="layout" svg:width="7.6cm" svg:height="6cm" svg:x="3.2cm" svg:y="6cm">
          <text:p text:style-name="P20"><text:span text:style-name="T10">保全担当者の労力</text:span></text:p>
          <text:p text:style-name="P20"><text:span text:style-name="T10">軽減</text:span></text:p>
          <text:p text:style-name="P20"><text:span text:style-name="T10">機械オペレーター</text:span></text:p>
          <text:p text:style-name="P20"><text:span text:style-name="T10">集中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22" draw:layer="layout" svg:width="7.8cm" svg:height="6cm" svg:x="10.2cm" svg:y="6cm">
          <text:p text:style-name="P20">故障の</text:p>
          <text:p text:style-name="P20">早期発見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23" draw:layer="layout" svg:width="7.8cm" svg:height="6cm" svg:x="17.304cm" svg:y="6cm">
          <text:p text:style-name="P20">コストを</text:p>
          <text:p text:style-name="P20">抑えた</text:p>
          <text:p text:style-name="P20">経営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機械音データのモデル化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4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08:07:24.524765688</meta:creation-date>
    <meta:editing-duration>PT20M14S</meta:editing-duration>
    <meta:editing-cycles>6</meta:editing-cycles>
    <meta:generator>LibreOffice/6.4.6.2$Linux_X86_64 LibreOffice_project/40$Build-2</meta:generator>
    <dc:title>Classy Red</dc:title>
    <dc:date>2021-01-25T21:26:30.412308353</dc:date>
    <meta:document-statistic meta:object-count="8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